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163cm" fo:min-width="1.913cm"/>
      <style:paragraph-properties style:writing-mode="lr-tb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481cm" fo:min-width="1.231cm"/>
      <style:paragraph-properties style:writing-mode="lr-tb"/>
    </style:style>
    <style:style style:name="gr3" style:family="graphic" style:parent-style-name="standard">
      <style:graphic-properties draw:stroke="dash" draw:stroke-dash="Long_20_Dash" svg:stroke-color="#000000" draw:fill="solid" draw:fill-color="#eeeeee" fo:min-height="0.512cm"/>
      <style:paragraph-properties style:writing-mode="lr-tb"/>
    </style:style>
    <style:style style:name="gr4" style:family="graphic" style:parent-style-name="objectwithoutfill">
      <style:graphic-properties svg:stroke-color="#000000" draw:marker-end="Symmetric_20_Arrow" draw:fill="solid" draw:textarea-vertical-align="middle"/>
    </style:style>
    <style:style style:name="gr5" style:family="graphic" style:parent-style-name="objectwithoutfill">
      <style:graphic-properties svg:stroke-color="#000000" draw:marker-end="Circle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8" style:family="graphic" style:parent-style-name="standard">
      <style:graphic-properties draw:stroke="solid" draw:stroke-dash="Long_20_Dash" svg:stroke-color="#000000" draw:fill="solid" draw:fill-color="#eeeeee" fo:min-height="0.4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eeeeee"/>
      <style:paragraph-properties fo:text-align="center" style:writing-mode="lr-tb"/>
    </style:style>
    <style:style style:name="P3" style:family="paragraph">
      <loext:graphic-properties draw:fill="solid" draw:fill-color="#eeeee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monospace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monospace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monospace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2.413cm" svg:x="3.589cm" svg:y="1.508cm">
          <text:p text:style-name="P1">lib/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31cm" svg:height="1.731cm" svg:x="13.859cm" svg:y="4.235cm">
          <text:p text:style-name="P1">src/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699cm" svg:height="0.762cm" svg:x="12.396cm" svg:y="7.205cm">
          <draw:text-box>
            <text:p><text:span text:style-name="T1">sortingAlgorithms.dart</text:span></text:p>
          </draw:text-box>
        </draw:frame>
        <draw:line draw:style-name="gr4" draw:text-style-name="P4" draw:layer="layout" svg:x1="14.748cm" svg:y1="5.953cm" svg:x2="14.748cm" svg:y2="7.096cm">
          <text:p/>
        </draw:line>
        <draw:line draw:style-name="gr5" draw:text-style-name="P4" draw:layer="layout" svg:x1="6.002cm" svg:y1="2.646cm" svg:x2="14.867cm" svg:y2="2.651cm">
          <text:p/>
        </draw:line>
        <draw:line draw:style-name="gr4" draw:text-style-name="P4" draw:layer="layout" svg:x1="14.757cm" svg:y1="2.648cm" svg:x2="14.757cm" svg:y2="3.791cm">
          <text:p/>
        </draw:line>
        <draw:frame draw:style-name="gr6" draw:text-style-name="P6" draw:layer="layout" svg:width="10.446cm" svg:height="1.673cm" svg:x="6.683cm" svg:y="1.334cm">
          <draw:text-box>
            <text:p text:style-name="P5"><text:span text:style-name="T2">The </text:span><text:span text:style-name="T3">sortingalgorithms.dart</text:span><text:span text:style-name="T2"> functions are organized by algorithm time complexity.</text:span></text:p>
          </draw:text-box>
        </draw:frame>
        <draw:frame draw:style-name="gr7" draw:text-style-name="P8" draw:layer="layout" svg:width="11.049cm" svg:height="2.11cm" svg:x="1cm" svg:y="6.207cm">
          <draw:text-box>
            <text:list text:style-name="L1">
              <text:list-item>
                <text:p text:style-name="P7"><text:span text:style-name="T4">testdsd.dart - Used for testing (</text:span><text:span text:style-name="T5">imports runTest()</text:span><text:span text:style-name="T4">)</text:span></text:p>
              </text:list-item>
              <text:list-item>
                <text:p text:style-name="P7"><text:span text:style-name="T4">sorting.dart – Main file to import, imports the following functions into your dart file.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6">sortIntList(</text:span><text:span text:style-name="T7">List&lt;int&gt;</text:span><text:span text:style-name="T6"> arr, {algorithm: ‘selection’})</text:span></text:p>
                  </text:list-item>
                  <text:list-item>
                    <text:p text:style-name="P7"><text:span text:style-name="T6">sortListOfLists(</text:span><text:span text:style-name="T7">List&lt;List&gt;</text:span><text:span text:style-name="T6"> arr, {algorithm: …})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2.646cm" svg:height="0.725cm" svg:x="4.906cm" svg:y="5.318cm">
          <draw:text-box>
            <text:p><text:span text:style-name="T1">sorting.dart</text:span></text:p>
          </draw:text-box>
        </draw:frame>
        <draw:line draw:style-name="gr4" draw:text-style-name="P4" draw:layer="layout" svg:x1="4.779cm" svg:y1="3.921cm" svg:x2="3.128cm" svg:y2="5.191cm">
          <text:p/>
        </draw:line>
        <draw:frame draw:style-name="gr8" draw:text-style-name="P3" draw:layer="layout" svg:width="2.794cm" svg:height="0.725cm" svg:x="1.731cm" svg:y="5.318cm">
          <draw:text-box>
            <text:p><text:span text:style-name="T1">testdsd.dart</text:span></text:p>
          </draw:text-box>
        </draw:frame>
        <draw:line draw:style-name="gr4" draw:text-style-name="P4" draw:layer="layout" svg:x1="4.78cm" svg:y1="3.921cm" svg:x2="6.303cm" svg:y2="5.191cm">
          <text:p/>
        </draw:line>
        <draw:line draw:style-name="gr4" draw:text-style-name="P4" draw:layer="layout" svg:x1="4.78cm" svg:y1="3.921cm" svg:x2="3.129cm" svg:y2="5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3:35:35.898412854</meta:creation-date>
    <dc:date>2021-01-29T17:39:30.553739311</dc:date>
    <meta:editing-duration>PT33M13S</meta:editing-duration>
    <meta:editing-cycles>9</meta:editing-cycles>
    <meta:generator>LibreOffice/6.4.7.2$Linux_X86_64 LibreOffice_project/40$Build-2</meta:generator>
    <meta:document-statistic meta:object-count="13"/>
  </office:meta>
</office:document-meta>
</file>